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1" table:default-cell-style-name="ce1"/>
        <table:table-column table:style-name="co3" table:number-columns-repeated="1005" table:default-cell-style-name="ce1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6" office:value-type="string" calcext:value-type="string">
            <text:p>Port 0/2/0</text:p>
          </table:table-cell>
          <table:table-cell/>
          <table:table-cell table:number-columns-repeated="11" office:value-type="string" calcext:value-type="string">
            <text:p>Port 0/2/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0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/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 office:value-type="string" calcext:value-type="string">
            <text:p>Port 0/4/3</text:p>
          </table:table-cell>
          <table:table-cell office:value-type="string" calcext:value-type="string">
            <text:p>Port 0/4/4</text:p>
          </table:table-cell>
          <table:table-cell office:value-type="string" calcext:value-type="string">
            <text:p>Port 0/4/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6" office:value-type="float" office:value="6" calcext:value-type="float">
            <text:p>6</text:p>
          </table:table-cell>
          <table:table-cell/>
          <table:table-cell table:number-columns-repeated="11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6" office:value-type="string" calcext:value-type="string">
            <text:p>Stream number 0</text:p>
          </table:table-cell>
          <table:table-cell/>
          <table:table-cell table:number-columns-repeated="11" office:value-type="string" calcext:value-type="string">
            <text:p>Stream number 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6" office:value-type="float" office:value="2630571939" calcext:value-type="float">
            <text:p>2630571939</text:p>
          </table:table-cell>
          <table:table-cell/>
          <table:table-cell table:number-columns-repeated="11" office:value-type="float" office:value="2630571939" calcext:value-type="float">
            <text:p>26305719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6" office:value-type="float" office:value="3324923" calcext:value-type="float">
            <text:p>3324923</text:p>
          </table:table-cell>
          <table:table-cell/>
          <table:table-cell table:number-columns-repeated="11" office:value-type="float" office:value="3324923" calcext:value-type="float">
            <text:p>33249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ytes</text:p>
          </table:table-cell>
          <table:table-cell table:number-columns-repeated="6" office:value-type="float" office:value="2630571939" calcext:value-type="float">
            <text:p>2630571939</text:p>
          </table:table-cell>
          <table:table-cell/>
          <table:table-cell table:number-columns-repeated="3" office:value-type="float" office:value="2630571939" calcext:value-type="float">
            <text:p>2630571939</text:p>
          </table:table-cell>
          <table:table-cell office:value-type="float" office:value="2630471394" calcext:value-type="float">
            <text:p>2630471394</text:p>
          </table:table-cell>
          <table:table-cell office:value-type="float" office:value="2630256337" calcext:value-type="float">
            <text:p>2630256337</text:p>
          </table:table-cell>
          <table:table-cell office:value-type="float" office:value="2629922597" calcext:value-type="float">
            <text:p>2629922597</text:p>
          </table:table-cell>
          <table:table-cell office:value-type="float" office:value="2625532207" calcext:value-type="float">
            <text:p>2625532207</text:p>
          </table:table-cell>
          <table:table-cell office:value-type="float" office:value="2627524467" calcext:value-type="float">
            <text:p>2627524467</text:p>
          </table:table-cell>
          <table:table-cell office:value-type="float" office:value="2629749575" calcext:value-type="float">
            <text:p>2629749575</text:p>
          </table:table-cell>
          <table:table-cell office:value-type="float" office:value="2611598109" calcext:value-type="float">
            <text:p>2611598109</text:p>
          </table:table-cell>
          <table:table-cell office:value-type="float" office:value="2628844766" calcext:value-type="float">
            <text:p>26288447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table:number-columns-repeated="6" office:value-type="float" office:value="3324923" calcext:value-type="float">
            <text:p>3324923</text:p>
          </table:table-cell>
          <table:table-cell/>
          <table:table-cell table:number-columns-repeated="3" office:value-type="float" office:value="3324923" calcext:value-type="float">
            <text:p>3324923</text:p>
          </table:table-cell>
          <table:table-cell office:value-type="float" office:value="3324840" calcext:value-type="float">
            <text:p>3324840</text:p>
          </table:table-cell>
          <table:table-cell office:value-type="float" office:value="3324675" calcext:value-type="float">
            <text:p>3324675</text:p>
          </table:table-cell>
          <table:table-cell office:value-type="float" office:value="3324424" calcext:value-type="float">
            <text:p>3324424</text:p>
          </table:table-cell>
          <table:table-cell office:value-type="float" office:value="3320742" calcext:value-type="float">
            <text:p>3320742</text:p>
          </table:table-cell>
          <table:table-cell office:value-type="float" office:value="3322400" calcext:value-type="float">
            <text:p>3322400</text:p>
          </table:table-cell>
          <table:table-cell office:value-type="float" office:value="3324252" calcext:value-type="float">
            <text:p>3324252</text:p>
          </table:table-cell>
          <table:table-cell office:value-type="float" office:value="3309194" calcext:value-type="float">
            <text:p>3309194</text:p>
          </table:table-cell>
          <table:table-cell office:value-type="float" office:value="3323501" calcext:value-type="float">
            <text:p>33235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RxDiff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48" calcext:value-type="float">
            <text:p>248</text:p>
          </table:table-cell>
          <table:table-cell office:value-type="float" office:value="499" calcext:value-type="float">
            <text:p>499</text:p>
          </table:table-cell>
          <table:table-cell office:value-type="float" office:value="4181" calcext:value-type="float">
            <text:p>4181</text:p>
          </table:table-cell>
          <table:table-cell office:value-type="float" office:value="2523" calcext:value-type="float">
            <text:p>2523</text:p>
          </table:table-cell>
          <table:table-cell office:value-type="float" office:value="671" calcext:value-type="float">
            <text:p>671</text:p>
          </table:table-cell>
          <table:table-cell office:value-type="float" office:value="15729" calcext:value-type="float">
            <text:p>15729</text:p>
          </table:table-cell>
          <table:table-cell office:value-type="float" office:value="1422" calcext:value-type="float">
            <text:p>14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48" calcext:value-type="float">
            <text:p>248</text:p>
          </table:table-cell>
          <table:table-cell office:value-type="float" office:value="499" calcext:value-type="float">
            <text:p>499</text:p>
          </table:table-cell>
          <table:table-cell office:value-type="float" office:value="4181" calcext:value-type="float">
            <text:p>4181</text:p>
          </table:table-cell>
          <table:table-cell office:value-type="float" office:value="2523" calcext:value-type="float">
            <text:p>2523</text:p>
          </table:table-cell>
          <table:table-cell office:value-type="float" office:value="671" calcext:value-type="float">
            <text:p>671</text:p>
          </table:table-cell>
          <table:table-cell office:value-type="float" office:value="15729" calcext:value-type="float">
            <text:p>15729</text:p>
          </table:table-cell>
          <table:table-cell office:value-type="float" office:value="1422" calcext:value-type="float">
            <text:p>14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office:value-type="float" office:value="0" calcext:value-type="float">
            <text:p>0</text:p>
          </table:table-cell>
          <table:table-cell office:value-type="float" office:value="319657451316719" calcext:value-type="float">
            <text:p>3196574513167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5056654731" calcext:value-type="float">
            <text:p>0,5056654731</text:p>
          </table:table-cell>
          <table:table-cell office:value-type="float" office:value="0" calcext:value-type="float">
            <text:p>0</text:p>
          </table:table-cell>
          <table:table-cell office:value-type="float" office:value="90.11317715" calcext:value-type="float">
            <text:p>90,11317715</text:p>
          </table:table-cell>
          <table:table-cell office:value-type="float" office:value="0" calcext:value-type="float">
            <text:p>0</text:p>
          </table:table-cell>
          <table:table-cell office:value-type="float" office:value="371742.80608685" calcext:value-type="float">
            <text:p>371742,80608685</text:p>
          </table:table-cell>
          <table:table-cell office:value-type="float" office:value="370015.2029522" calcext:value-type="float">
            <text:p>370015,202952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office:value-type="float" office:value="4836" calcext:value-type="float">
            <text:p>4836</text:p>
          </table:table-cell>
          <table:table-cell office:value-type="float" office:value="4900" calcext:value-type="float">
            <text:p>4900</text:p>
          </table:table-cell>
          <table:table-cell office:value-type="float" office:value="4884" calcext:value-type="float">
            <text:p>4884</text:p>
          </table:table-cell>
          <table:table-cell office:value-type="float" office:value="4932" calcext:value-type="float">
            <text:p>4932</text:p>
          </table:table-cell>
          <table:table-cell office:value-type="float" office:value="4836" calcext:value-type="float">
            <text:p>4836</text:p>
          </table:table-cell>
          <table:table-cell office:value-type="float" office:value="4860" calcext:value-type="float">
            <text:p>4860</text:p>
          </table:table-cell>
          <table:table-cell/>
          <table:table-cell office:value-type="float" office:value="2190" calcext:value-type="float">
            <text:p>2190</text:p>
          </table:table-cell>
          <table:table-cell table:number-columns-repeated="2" office:value-type="float" office:value="2206" calcext:value-type="float">
            <text:p>2206</text:p>
          </table:table-cell>
          <table:table-cell office:value-type="float" office:value="4403" calcext:value-type="float">
            <text:p>4403</text:p>
          </table:table-cell>
          <table:table-cell office:value-type="float" office:value="4395" calcext:value-type="float">
            <text:p>4395</text:p>
          </table:table-cell>
          <table:table-cell office:value-type="float" office:value="4507" calcext:value-type="float">
            <text:p>4507</text:p>
          </table:table-cell>
          <table:table-cell office:value-type="float" office:value="4531" calcext:value-type="float">
            <text:p>4531</text:p>
          </table:table-cell>
          <table:table-cell office:value-type="float" office:value="6744" calcext:value-type="float">
            <text:p>6744</text:p>
          </table:table-cell>
          <table:table-cell office:value-type="float" office:value="6672" calcext:value-type="float">
            <text:p>6672</text:p>
          </table:table-cell>
          <table:table-cell office:value-type="float" office:value="6640" calcext:value-type="float">
            <text:p>6640</text:p>
          </table:table-cell>
          <table:table-cell office:value-type="float" office:value="6776" calcext:value-type="float">
            <text:p>67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office:value-type="float" office:value="6134" calcext:value-type="float">
            <text:p>6134</text:p>
          </table:table-cell>
          <table:table-cell office:value-type="float" office:value="6937" calcext:value-type="float">
            <text:p>6937</text:p>
          </table:table-cell>
          <table:table-cell office:value-type="float" office:value="6942" calcext:value-type="float">
            <text:p>6942</text:p>
          </table:table-cell>
          <table:table-cell office:value-type="float" office:value="6961" calcext:value-type="float">
            <text:p>6961</text:p>
          </table:table-cell>
          <table:table-cell office:value-type="float" office:value="6971" calcext:value-type="float">
            <text:p>6971</text:p>
          </table:table-cell>
          <table:table-cell office:value-type="float" office:value="6994" calcext:value-type="float">
            <text:p>6994</text:p>
          </table:table-cell>
          <table:table-cell/>
          <table:table-cell table:number-columns-repeated="2" office:value-type="float" office:value="3696" calcext:value-type="float">
            <text:p>3696</text:p>
          </table:table-cell>
          <table:table-cell office:value-type="float" office:value="3697" calcext:value-type="float">
            <text:p>3697</text:p>
          </table:table-cell>
          <table:table-cell office:value-type="float" office:value="6490" calcext:value-type="float">
            <text:p>6490</text:p>
          </table:table-cell>
          <table:table-cell office:value-type="float" office:value="6425" calcext:value-type="float">
            <text:p>6425</text:p>
          </table:table-cell>
          <table:table-cell table:number-columns-repeated="2" office:value-type="float" office:value="6498" calcext:value-type="float">
            <text:p>6498</text:p>
          </table:table-cell>
          <table:table-cell office:value-type="float" office:value="9287" calcext:value-type="float">
            <text:p>9287</text:p>
          </table:table-cell>
          <table:table-cell office:value-type="float" office:value="9330" calcext:value-type="float">
            <text:p>9330</text:p>
          </table:table-cell>
          <table:table-cell office:value-type="float" office:value="9272" calcext:value-type="float">
            <text:p>9272</text:p>
          </table:table-cell>
          <table:table-cell office:value-type="float" office:value="9318" calcext:value-type="float">
            <text:p>93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28810" calcext:value-type="float">
            <text:p>28810</text:p>
          </table:table-cell>
          <table:table-cell office:value-type="float" office:value="35826" calcext:value-type="float">
            <text:p>35826</text:p>
          </table:table-cell>
          <table:table-cell table:number-columns-repeated="2" office:value-type="float" office:value="35850" calcext:value-type="float">
            <text:p>35850</text:p>
          </table:table-cell>
          <table:table-cell table:number-columns-repeated="2" office:value-type="float" office:value="35802" calcext:value-type="float">
            <text:p>35802</text:p>
          </table:table-cell>
          <table:table-cell/>
          <table:table-cell table:number-columns-repeated="2" office:value-type="float" office:value="32434" calcext:value-type="float">
            <text:p>32434</text:p>
          </table:table-cell>
          <table:table-cell office:value-type="float" office:value="30502" calcext:value-type="float">
            <text:p>30502</text:p>
          </table:table-cell>
          <table:table-cell office:value-type="float" office:value="38127" calcext:value-type="float">
            <text:p>38127</text:p>
          </table:table-cell>
          <table:table-cell office:value-type="float" office:value="38151" calcext:value-type="float">
            <text:p>38151</text:p>
          </table:table-cell>
          <table:table-cell office:value-type="float" office:value="38255" calcext:value-type="float">
            <text:p>38255</text:p>
          </table:table-cell>
          <table:table-cell office:value-type="float" office:value="36700" calcext:value-type="float">
            <text:p>36700</text:p>
          </table:table-cell>
          <table:table-cell office:value-type="float" office:value="42986" calcext:value-type="float">
            <text:p>42986</text:p>
          </table:table-cell>
          <table:table-cell office:value-type="float" office:value="42962" calcext:value-type="float">
            <text:p>42962</text:p>
          </table:table-cell>
          <table:table-cell office:value-type="float" office:value="42914" calcext:value-type="float">
            <text:p>42914</text:p>
          </table:table-cell>
          <table:table-cell office:value-type="float" office:value="39378" calcext:value-type="float">
            <text:p>393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23974" calcext:value-type="float">
            <text:p>23974</text:p>
          </table:table-cell>
          <table:table-cell office:value-type="float" office:value="30926" calcext:value-type="float">
            <text:p>30926</text:p>
          </table:table-cell>
          <table:table-cell office:value-type="float" office:value="30966" calcext:value-type="float">
            <text:p>30966</text:p>
          </table:table-cell>
          <table:table-cell office:value-type="float" office:value="30918" calcext:value-type="float">
            <text:p>30918</text:p>
          </table:table-cell>
          <table:table-cell office:value-type="float" office:value="30966" calcext:value-type="float">
            <text:p>30966</text:p>
          </table:table-cell>
          <table:table-cell office:value-type="float" office:value="30942" calcext:value-type="float">
            <text:p>30942</text:p>
          </table:table-cell>
          <table:table-cell/>
          <table:table-cell office:value-type="float" office:value="30244" calcext:value-type="float">
            <text:p>30244</text:p>
          </table:table-cell>
          <table:table-cell office:value-type="float" office:value="30228" calcext:value-type="float">
            <text:p>30228</text:p>
          </table:table-cell>
          <table:table-cell office:value-type="float" office:value="28296" calcext:value-type="float">
            <text:p>28296</text:p>
          </table:table-cell>
          <table:table-cell office:value-type="float" office:value="33724" calcext:value-type="float">
            <text:p>33724</text:p>
          </table:table-cell>
          <table:table-cell office:value-type="float" office:value="33756" calcext:value-type="float">
            <text:p>33756</text:p>
          </table:table-cell>
          <table:table-cell office:value-type="float" office:value="33748" calcext:value-type="float">
            <text:p>33748</text:p>
          </table:table-cell>
          <table:table-cell office:value-type="float" office:value="32169" calcext:value-type="float">
            <text:p>32169</text:p>
          </table:table-cell>
          <table:table-cell office:value-type="float" office:value="36242" calcext:value-type="float">
            <text:p>36242</text:p>
          </table:table-cell>
          <table:table-cell office:value-type="float" office:value="36290" calcext:value-type="float">
            <text:p>36290</text:p>
          </table:table-cell>
          <table:table-cell office:value-type="float" office:value="36274" calcext:value-type="float">
            <text:p>36274</text:p>
          </table:table-cell>
          <table:table-cell office:value-type="float" office:value="32602" calcext:value-type="float">
            <text:p>326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6"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6"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6"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6"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22458" calcext:value-type="float">
            <text:p>22458</text:p>
          </table:table-cell>
          <table:table-cell table:number-columns-repeated="2" office:value-type="float" office:value="29811" calcext:value-type="float">
            <text:p>29811</text:p>
          </table:table-cell>
          <table:table-cell office:value-type="float" office:value="29835" calcext:value-type="float">
            <text:p>29835</text:p>
          </table:table-cell>
          <table:table-cell office:value-type="float" office:value="29739" calcext:value-type="float">
            <text:p>29739</text:p>
          </table:table-cell>
          <table:table-cell office:value-type="float" office:value="29642" calcext:value-type="float">
            <text:p>29642</text:p>
          </table:table-cell>
          <table:table-cell/>
          <table:table-cell office:value-type="float" office:value="29666" calcext:value-type="float">
            <text:p>29666</text:p>
          </table:table-cell>
          <table:table-cell office:value-type="float" office:value="29642" calcext:value-type="float">
            <text:p>29642</text:p>
          </table:table-cell>
          <table:table-cell office:value-type="float" office:value="27967" calcext:value-type="float">
            <text:p>27967</text:p>
          </table:table-cell>
          <table:table-cell office:value-type="float" office:value="32481" calcext:value-type="float">
            <text:p>32481</text:p>
          </table:table-cell>
          <table:table-cell table:number-columns-repeated="2" office:value-type="float" office:value="32818" calcext:value-type="float">
            <text:p>32818</text:p>
          </table:table-cell>
          <table:table-cell office:value-type="float" office:value="31013" calcext:value-type="float">
            <text:p>31013</text:p>
          </table:table-cell>
          <table:table-cell office:value-type="float" office:value="34638" calcext:value-type="float">
            <text:p>34638</text:p>
          </table:table-cell>
          <table:table-cell office:value-type="float" office:value="34590" calcext:value-type="float">
            <text:p>34590</text:p>
          </table:table-cell>
          <table:table-cell office:value-type="float" office:value="34565" calcext:value-type="float">
            <text:p>34565</text:p>
          </table:table-cell>
          <table:table-cell office:value-type="float" office:value="30837" calcext:value-type="float">
            <text:p>308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22458" calcext:value-type="float">
            <text:p>22458</text:p>
          </table:table-cell>
          <table:table-cell table:number-columns-repeated="2" office:value-type="float" office:value="29811" calcext:value-type="float">
            <text:p>29811</text:p>
          </table:table-cell>
          <table:table-cell office:value-type="float" office:value="29835" calcext:value-type="float">
            <text:p>29835</text:p>
          </table:table-cell>
          <table:table-cell office:value-type="float" office:value="29739" calcext:value-type="float">
            <text:p>29739</text:p>
          </table:table-cell>
          <table:table-cell office:value-type="float" office:value="29642" calcext:value-type="float">
            <text:p>29642</text:p>
          </table:table-cell>
          <table:table-cell/>
          <table:table-cell office:value-type="float" office:value="29666" calcext:value-type="float">
            <text:p>29666</text:p>
          </table:table-cell>
          <table:table-cell office:value-type="float" office:value="29642" calcext:value-type="float">
            <text:p>29642</text:p>
          </table:table-cell>
          <table:table-cell office:value-type="float" office:value="27967" calcext:value-type="float">
            <text:p>27967</text:p>
          </table:table-cell>
          <table:table-cell office:value-type="float" office:value="32481" calcext:value-type="float">
            <text:p>32481</text:p>
          </table:table-cell>
          <table:table-cell table:number-columns-repeated="2" office:value-type="float" office:value="32818" calcext:value-type="float">
            <text:p>32818</text:p>
          </table:table-cell>
          <table:table-cell office:value-type="float" office:value="31013" calcext:value-type="float">
            <text:p>31013</text:p>
          </table:table-cell>
          <table:table-cell office:value-type="float" office:value="34638" calcext:value-type="float">
            <text:p>34638</text:p>
          </table:table-cell>
          <table:table-cell office:value-type="float" office:value="34590" calcext:value-type="float">
            <text:p>34590</text:p>
          </table:table-cell>
          <table:table-cell office:value-type="float" office:value="34565" calcext:value-type="float">
            <text:p>34565</text:p>
          </table:table-cell>
          <table:table-cell office:value-type="float" office:value="30837" calcext:value-type="float">
            <text:p>308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.00.0000</text:date>, <text:time style:data-style-name="N2" text:time-value="14:00:44.4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7:43:32.770000000</meta:creation-date>
    <dc:date>2016-08-19T14:00:52.932000000</dc:date>
    <meta:editing-duration>PT2M31S</meta:editing-duration>
    <meta:editing-cycles>4</meta:editing-cycles>
    <meta:generator>LibreOffice/5.0.2.2$Windows_x86 LibreOffice_project/37b43f919e4de5eeaca9b9755ed688758a8251fe</meta:generator>
    <meta:document-statistic meta:table-count="1" meta:cell-count="691" meta:object-count="0"/>
  </office:meta>
</office:document-meta>
</file>